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2.798cm" fo:min-width="3.56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544cm" fo:min-width="2.802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544cm" fo:min-width="3.564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798cm" fo:min-width="2.548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798cm" fo:min-width="1.899cm"/>
    </style:style>
    <style:style style:name="gr6" style:family="graphic" style:parent-style-name="standard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0.949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font-name="Garamond"/>
    </style:style>
    <style:style style:name="P2" style:family="paragraph">
      <loext:graphic-properties draw:fill="none"/>
      <style:paragraph-properties fo:text-align="center"/>
      <style:text-properties style:font-name="Garamond"/>
    </style:style>
    <style:style style:name="P3" style:family="paragraph">
      <style:paragraph-properties fo:text-align="center"/>
      <style:text-properties style:font-name="Garamond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style:font-name="Garamond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style:font-name="Garamond" fo:font-weight="bold" style:font-weight-asian="bold" style:font-weight-complex="bold"/>
    </style:style>
    <style:style style:name="T2" style:family="text">
      <style:text-properties style:font-name="Garamond"/>
    </style:style>
    <style:style style:name="T3" style:family="text">
      <style:text-properties style:font-name="Garamon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4.064cm" svg:height="3.048cm" svg:x="2.286cm" svg:y="1.016cm">
          <text:p text:style-name="P1"><text:span text:style-name="T1">ctrl-A</text:span></text:p>
          <text:p text:style-name="P1"><text:span text:style-name="T2">(modulation </text:span></text:p>
          <text:p text:style-name="P1"><text:span text:style-name="T2">amount) </text:span></text:p>
          <text:p text:style-name="P1"><text:span text:style-name="T3">Controller #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064cm" svg:height="3.048cm" svg:x="2.286cm" svg:y="9.398cm">
          <text:p text:style-name="P1"><text:span text:style-name="T1">ctrl-B</text:span></text:p>
          <text:p text:style-name="P1"><text:span text:style-name="T2">(modulator </text:span></text:p>
          <text:p text:style-name="P1"><text:span text:style-name="T2">frequency) </text:span></text:p>
          <text:p text:style-name="P1"><text:span text:style-name="T3">Controller #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064cm" svg:height="3.048cm" svg:x="7.112cm" svg:y="9.398cm">
          <text:p text:style-name="P1"><text:span text:style-name="T1">ctrl-C</text:span></text:p>
          <text:p text:style-name="P1"><text:span text:style-name="T2">(fine tuning) </text:span></text:p>
          <text:p text:style-name="P1"><text:span text:style-name="T3">Controller #9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3.302cm" svg:height="2.794cm" svg:x="8.636cm" svg:y="3.239cm">
          <text:p text:style-name="P3"><text:span text:style-name="T1">op-am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4.064cm" svg:height="2.794cm" svg:x="2.286cm" svg:y="4.572cm">
          <text:p text:style-name="P1"><text:span text:style-name="T1">mod-osc1</text:span></text:p>
          <text:p text:style-name="P1"><text:span text:style-name="T2">(modulating </text:span></text:p>
          <text:p text:style-name="P1"><text:span text:style-name="T2">oscillator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3.048cm" svg:height="3.048cm" svg:x="13.603cm" svg:y="3.112cm">
          <text:p text:style-name="P3"><text:span text:style-name="T1">osc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2.399cm" svg:height="3.048cm" svg:x="17.413cm" svg:y="3.112cm">
          <text:p text:style-name="P3"><text:span text:style-name="T1">env </text:span><text:span text:style-name="T1"><text:s/>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6.35cm" svg:y1="5.969cm" svg:x2="8.636cm" svg:y2="4.636cm" draw:start-shape="id1" draw:start-glue-point="1" draw:end-shape="id2" draw:end-glue-point="3" svg:d="M6350 5969h1143v-1333h1143" svg:viewBox="0 0 2287 1334">
          <text:p/>
        </draw:connector>
        <draw:connector draw:style-name="gr7" draw:text-style-name="P5" draw:layer="layout" svg:x1="6.35cm" svg:y1="2.54cm" svg:x2="8.636cm" svg:y2="4.636cm" draw:start-shape="id3" draw:start-glue-point="1" draw:end-shape="id2" draw:end-glue-point="3" svg:d="M6350 2540h1143v2096h1143" svg:viewBox="0 0 2287 2097">
          <text:p/>
        </draw:connector>
        <draw:frame draw:style-name="gr8" draw:text-style-name="P6" draw:layer="layout" svg:width="1.524cm" svg:height="1.199cm" svg:x="12.7cm" svg:y="4.826cm">
          <draw:text-box>
            <text:p><text:span text:style-name="T3">linear input</text:span></text:p>
          </draw:text-box>
        </draw:frame>
        <draw:connector draw:style-name="gr7" draw:text-style-name="P5" draw:layer="layout" svg:x1="11.938cm" svg:y1="4.636cm" svg:x2="13.603cm" svg:y2="4.636cm" draw:start-shape="id2" draw:start-glue-point="1" draw:end-shape="id4" svg:d="M11938 4636h1665" svg:viewBox="0 0 1666 1">
          <text:p/>
        </draw:connector>
        <draw:connector draw:style-name="gr7" draw:text-style-name="P5" draw:layer="layout" svg:x1="4.318cm" svg:y1="9.398cm" svg:x2="4.318cm" svg:y2="7.366cm" draw:start-shape="id5" draw:start-glue-point="0" draw:end-shape="id1" draw:end-glue-point="2" svg:d="M4318 9398v-2032" svg:viewBox="0 0 1 2033">
          <text:p/>
        </draw:connector>
        <draw:connector draw:style-name="gr7" draw:text-style-name="P5" draw:layer="layout" svg:x1="9.144cm" svg:y1="9.398cm" svg:x2="4.318cm" svg:y2="7.366cm" draw:start-shape="id6" draw:start-glue-point="0" draw:end-shape="id1" draw:end-glue-point="2" svg:d="M9144 9398v-1016h-4826v-1016" svg:viewBox="0 0 4827 2033">
          <text:p/>
        </draw:connector>
        <draw:connector draw:style-name="gr7" draw:text-style-name="P5" draw:layer="layout" svg:x1="16.651cm" svg:y1="4.636cm" svg:x2="17.413cm" svg:y2="4.636cm" draw:start-shape="id4" draw:start-glue-point="1" draw:end-shape="id7" draw:end-glue-point="3" svg:d="M16651 4636h762" svg:viewBox="0 0 763 1">
          <text:p/>
        </draw:connector>
        <draw:custom-shape draw:style-name="gr5" draw:text-style-name="P4" xml:id="id8" draw:id="id8" draw:layer="layout" svg:width="2.399cm" svg:height="3.048cm" svg:x="20.574cm" svg:y="3.112cm">
          <text:p text:style-name="P3"><text:span text:style-name="T1">main <text:s/>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19.812cm" svg:y1="4.636cm" svg:x2="20.574cm" svg:y2="4.636cm" draw:start-shape="id7" draw:start-glue-point="1" draw:end-shape="id8" svg:d="M19812 4636h762" svg:viewBox="0 0 763 1">
          <text:p/>
        </draw:connector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7652413 </meta:initial-creator>
    <meta:creation-date>2020-11-19T01:03:24.097000000</meta:creation-date>
    <dc:date>2020-11-19T02:26:18.727000000</dc:date>
    <dc:creator>7652413 </dc:creator>
    <meta:editing-duration>PT1H22M54S</meta:editing-duration>
    <meta:editing-cycles>3</meta:editing-cycles>
    <meta:generator>LibreOffice/6.3.2.2$Windows_X86_64 LibreOffice_project/98b30e735bda24bc04ab42594c85f7fd8be07b9c</meta:generator>
    <meta:document-statistic meta:object-count="39"/>
  </office:meta>
</office:document-meta>
</file>